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paragraph-rsid="001c8bed" style:font-size-asian="12.25pt" style:font-weight-asian="bold" style:font-size-complex="14pt" style:font-weight-complex="bold"/>
    </style:style>
    <style:style style:name="P2" style:family="paragraph" style:parent-style-name="Header">
      <style:text-properties fo:font-size="12pt" fo:font-weight="normal" officeooo:paragraph-rsid="001c8bed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1d42a4"/>
    </style:style>
    <style:style style:name="P4" style:family="paragraph" style:parent-style-name="Standard">
      <style:text-properties officeooo:paragraph-rsid="001e2228"/>
    </style:style>
    <style:style style:name="P5" style:family="paragraph" style:parent-style-name="Standard">
      <style:text-properties officeooo:paragraph-rsid="001f8559"/>
    </style:style>
    <style:style style:name="T1" style:family="text">
      <style:text-properties officeooo:rsid="001c8bed"/>
    </style:style>
    <style:style style:name="T2" style:family="text">
      <style:text-properties officeooo:rsid="001d42a4"/>
    </style:style>
    <style:style style:name="T3" style:family="text">
      <style:text-properties officeooo:rsid="001e2228"/>
    </style:style>
    <style:style style:name="T4" style:family="text">
      <style:text-properties officeooo:rsid="001f8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When connected: Persistent notification to toggle</text:span></text:p>
      <text:p text:style-name="P3"><text:span text:style-name="T2">SSH connection w/ monitoring</text:span></text:p>
      <text:p text:style-name="P4"><text:span text:style-name="T3">Username/Password storage</text:span></text:p>
      <text:p text:style-name="P4"><text:span text:style-name="T3">Set IP address, storage</text:span></text:p>
      <text:p text:style-name="P3"><text:span text:style-name="T2">Ping readout</text:span></text:p>
      <text:p text:style-name="P3"><text:span text:style-name="T2">Change</text:span><text:span text:style-name="T3"> active pin</text:span></text:p>
      <text:p text:style-name="P5"><text:span text:style-name="T4">Setting for toggle or on &amp; off butt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c8bed" style:font-size-asian="12.25pt" style:font-weight-asian="bold" style:font-size-complex="14pt" style:font-weight-complex="bold"/>
    </style:style>
    <style:style style:name="MP2" style:family="paragraph" style:parent-style-name="Header">
      <style:text-properties fo:font-size="12pt" fo:font-weight="normal" officeooo:paragraph-rsid="001c8bed" style:font-size-asian="10.5pt" style:font-weight-asian="normal" style:font-size-complex="12pt" style:font-weight-complex="normal"/>
    </style:style>
    <style:style style:name="MT1" style:family="text">
      <style:text-properties officeooo:rsid="001c8b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Featur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4:27:30</meta:creation-date>
    <dc:date>2013-07-11T14:38:30</dc:date>
    <meta:editing-duration>PT10M20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1" meta:paragraph-count="9" meta:word-count="32" meta:character-count="219" meta:non-whitespace-character-count="196"/>
  </office:meta>
</office:document-meta>
</file>